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automatic-styles>
    <style:style style:name="P1" style:family="paragraph" style:parent-style-name="Standard">
      <style:text-properties style:font-name="Open sans" officeooo:rsid="0065e3df" officeooo:paragraph-rsid="005d7c56"/>
    </style:style>
    <style:style style:name="T1" style:family="text">
      <style:text-properties officeooo:rsid="0065e3df"/>
    </style:style>
    <style:style style:name="T2" style:family="text">
      <style:text-properties officeooo:rsid="006721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-<text:span text:style-name="T2">Uczenie się matmy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1T17:07:19.249859033</meta:creation-date>
    <meta:generator>LibreOffice/7.6.2.1$Linux_X86_64 LibreOffice_project/56f7684011345957bbf33a7ee678afaf4d2ba333</meta:generator>
    <dc:date>2023-11-06T04:27:04.428726932</dc:date>
    <meta:editing-duration>P1DT5H50M42S</meta:editing-duration>
    <meta:editing-cycles>61</meta:editing-cycles>
    <meta:document-statistic meta:table-count="0" meta:image-count="0" meta:object-count="0" meta:page-count="1" meta:paragraph-count="1" meta:word-count="3" meta:character-count="18" meta:non-whitespace-character-count="16"/>
  </office:meta>
</office:document-meta>
</file>